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0.1376146788991">
            <text:p>10.1376146789</text:p>
          </table:table-cell>
          <table:table-cell office:value-type="float" office:value="-12.8539325842697">
            <text:p>-12.8539325843</text:p>
          </table:table-cell>
          <table:table-cell table:number-columns-repeated="2" office:value-type="float" office:value="0">
            <text:p>0</text:p>
          </table:table-cell>
          <table:table-cell table:formula="of:=LOG10([.E7])" office:value-type="float" office:value="-13.9470227102316">
            <text:p>-13.94702271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.1376146788991">
            <text:p>10.1376146789</text:p>
          </table:table-cell>
          <table:table-cell office:value-type="float" office:value="-12.8202247191011">
            <text:p>-12.8202247191</text:p>
          </table:table-cell>
        </table:table-row>
        <table:table-row table:style-name="ro1">
          <table:table-cell office:value-type="float" office:value="10.5275229357798">
            <text:p>10.5275229358</text:p>
          </table:table-cell>
          <table:table-cell office:value-type="float" office:value="-12.561797752809">
            <text:p>-12.5617977528</text:p>
          </table:table-cell>
          <table:table-cell table:number-columns-repeated="2" office:value-type="float" office:value="0">
            <text:p>0</text:p>
          </table:table-cell>
          <table:table-cell table:formula="of:=LOG10([.E8])" office:value-type="float" office:value="-13.2639548504589">
            <text:p>-13.26395485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.5275229357798">
            <text:p>10.5275229358</text:p>
          </table:table-cell>
          <table:table-cell office:value-type="float" office:value="-12.4831460674157">
            <text:p>-12.4831460674</text:p>
          </table:table-cell>
        </table:table-row>
        <table:table-row table:style-name="ro1">
          <table:table-cell office:value-type="float" office:value="10.5963302752294">
            <text:p>10.5963302752</text:p>
          </table:table-cell>
          <table:table-cell office:value-type="float" office:value="-12.4157303370787">
            <text:p>-12.4157303371</text:p>
          </table:table-cell>
          <table:table-cell table:number-columns-repeated="2" office:value-type="float" office:value="0">
            <text:p>0</text:p>
          </table:table-cell>
          <table:table-cell table:formula="of:=LOG10([.E9])" office:value-type="float" office:value="-13.1178874347286">
            <text:p>-13.117887434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.6192660550459">
            <text:p>10.619266055</text:p>
          </table:table-cell>
          <table:table-cell office:value-type="float" office:value="-12.3370786516854">
            <text:p>-12.3370786517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2" table:number-rows-spanned="1">
            <text:p>Gasp</text:p>
          </table:table-cell>
          <table:covered-table-cell/>
          <table:table-cell table:number-columns-repeated="6"/>
          <table:table-cell table:style-name="ce1" office:value-type="string" table:number-columns-spanned="2" table:number-rows-spanned="1">
            <text:p>Gasp+erry</text:p>
          </table:table-cell>
          <table:covered-table-cell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formula="of:=10^[.B1]" office:value-type="float" office:value="0.000000000000139980459801395">
            <text:p>1.39980459801395E-013</text:p>
          </table:table-cell>
          <table:table-cell table:number-columns-repeated="2"/>
          <table:table-cell table:formula="of:=[.J7]-[.B7]" office:value-type="float" office:value="0.0000000000000112973683665758">
            <text:p>1.12973683665758E-014</text:p>
          </table:table-cell>
          <table:table-cell table:number-columns-repeated="4"/>
          <table:table-cell table:formula="of:=10^[.J1]" office:value-type="float" office:value="0.000000000000151277828167971">
            <text:p>1.51277828167971E-013</text:p>
          </table:table-cell>
        </table:table-row>
        <table:table-row table:style-name="ro1">
          <table:table-cell/>
          <table:table-cell table:formula="of:=10^[.B2]" office:value-type="float" office:value="0.000000000000274285119667871">
            <text:p>2.74285119667871E-013</text:p>
          </table:table-cell>
          <table:table-cell table:number-columns-repeated="2"/>
          <table:table-cell table:formula="of:=[.J8]-[.B8]" office:value-type="float" office:value="0.000000000000054455926264025">
            <text:p>5.4455926264025E-014</text:p>
          </table:table-cell>
          <table:table-cell table:number-columns-repeated="4"/>
          <table:table-cell table:formula="of:=10^[.J2]" office:value-type="float" office:value="0.000000000000328741045931896">
            <text:p>3.28741045931896E-013</text:p>
          </table:table-cell>
        </table:table-row>
        <table:table-row table:style-name="ro1">
          <table:table-cell/>
          <table:table-cell table:formula="of:=10^[.B3]" office:value-type="float" office:value="0.000000000000383945571677889">
            <text:p>3.83945571677889E-013</text:p>
          </table:table-cell>
          <table:table-cell table:number-columns-repeated="2"/>
          <table:table-cell table:formula="of:=[.J9]-[.B9]" office:value-type="float" office:value="0.0000000000000762276559734903">
            <text:p>7.62276559734903E-014</text:p>
          </table:table-cell>
          <table:table-cell table:number-columns-repeated="4"/>
          <table:table-cell table:formula="of:=10^[.J3]" office:value-type="float" office:value="0.00000000000046017322765138">
            <text:p>4.6017322765138E-0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5-13T10:37:08</meta:creation-date>
    <dc:date>2014-05-13T10:47:43</dc:date>
    <dc:creator>Christian </dc:creator>
    <meta:editing-duration>PT3M4S</meta:editing-duration>
    <meta:editing-cycles>2</meta:editing-cycles>
    <meta:generator>LibreOffice/3.5$Linux_x86 LibreOffice_project/350m1$Build-2</meta:generator>
    <meta:document-statistic meta:table-count="3" meta:cell-count="35" meta:object-count="0"/>
  </office:meta>
</office:document-meta>
</file>